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E0DE9E6813051EA4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fo:font-weight="normal" officeooo:rsid="00160520" officeooo:paragraph-rsid="001e8557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4pt" fo:font-weight="normal" officeooo:rsid="001e8557" officeooo:paragraph-rsid="001e8557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are some of the preliminary design diagrams.</text:p>
      <text:p text:style-name="P1"/>
      <text:p text:style-name="P1"/>
      <text:p text:style-name="P1"/>
      <text:p text:style-name="P1"/>
      <text:p text:style-name="P1"/>
      <text:p text:style-name="P2">Front View:</text:p>
      <text:p text:style-name="P1"><draw:frame draw:style-name="fr1" draw:name="Image1" text:anchor-type="paragraph" svg:x="0.0209in" svg:y="0.1744in" svg:width="6.9252in" svg:height="4.6165in" draw:z-index="0"><draw:image xlink:href="Pictures/10000201000002D0000001E0DE9E6813051EA4F9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5:52:02.858151459</meta:creation-date>
    <dc:date>2020-08-15T15:53:31.405565193</dc:date>
    <meta:editing-duration>PT1M16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1" meta:paragraph-count="2" meta:word-count="10" meta:character-count="60" meta:non-whitespace-character-count="52"/>
  </office:meta>
</office:document-meta>
</file>